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row>
        <mrow>
          <mo fence="true" stretchy="true">|</mo>
          <mrow>
            <msup>
              <mrow>
                <mover accent="true">
                  <mi>g</mi>
                  <mo stretchy="false">^</mo>
                </mover>
                <mrow>
                  <mo fence="true" stretchy="false">(</mo>
                  <mrow>
                    <mrow>
                      <msub>
                        <mi>k</mi>
                        <mi>x</mi>
                      </msub>
                      <mi>,</mi>
                      <msub>
                        <mi>k</mi>
                        <mi>y</mi>
                      </msub>
                      <mi>,</mi>
                      <mi>ω</mi>
                    </mrow>
                  </mrow>
                  <mo fence="true" stretchy="false">)</mo>
                </mrow>
              </mrow>
              <mn>2</mn>
            </msup>
          </mrow>
          <mo fence="true" stretchy="true">|</mo>
        </mrow>
        <mo stretchy="false">=</mo>
        <msup>
          <mrow>
            <mo fence="true" stretchy="false">(</mo>
            <mrow>
              <mrow>
                <msubsup>
                  <mi>k</mi>
                  <mi>x</mi>
                  <mn>2</mn>
                </msubsup>
                <mo stretchy="false">+</mo>
                <msubsup>
                  <mi>k</mi>
                  <mi>y</mi>
                  <mn>2</mn>
                </msubsup>
              </mrow>
            </mrow>
            <mo fence="true" stretchy="false">)</mo>
          </mrow>
          <mrow>
            <mrow>
              <mo stretchy="false">−</mo>
              <mi>α</mi>
            </mrow>
            <mo stretchy="false">/</mo>
            <mn>2</mn>
          </mrow>
        </msup>
      </mrow>
      <msup>
        <mi>ω</mi>
        <mrow>
          <mo stretchy="false">−</mo>
          <mi>β</mi>
        </mrow>
      </msup>
    </mrow>
    <annotation encoding="StarMath 5.0">abs{hat g (k_{x}, k_{y}, %omega)}^2 =  ( k_{x}^{2} + k_{y}^2 )^{ -%alpha slash 2}%omega^-%bet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1:53:51.756717229</meta:creation-date>
    <meta:generator>LibreOffice/6.1.5.2$Linux_X86_64 LibreOffice_project/10$Build-2</meta:generator>
    <dc:date>2019-10-01T13:50:45.636598703</dc:date>
    <meta:editing-duration>PT1H42M21S</meta:editing-duration>
    <meta:editing-cycles>1</meta:editing-cycles>
  </office:meta>
</office:document-meta>
</file>